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1c2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7d2a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6">4</text:span><text:span text:style-name="T3">. </text:span><text:span text:style-name="T6">Memotest</text:span></text:p>
      <text:p text:style-name="P6">.</text:p>
      <text:p text:style-name="P7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Pastilla: </text:span><text:span text:style-name="T2">Pista</text:span></text:p>
            <text:p text:style-name="P5">.</text:p>
          </table:table-cell>
        </table:table-row>
      </table:table>
      <text:p text:style-name="P2"/>
      <text:list xml:id="list2174950535989224856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29T17:43:27.887000000</dc:date>
    <meta:editing-duration>PT13M22S</meta:editing-duration>
    <meta:editing-cycles>22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4" meta:word-count="7" meta:character-count="40" meta:non-whitespace-character-count="37"/>
  </office:meta>
</office:document-meta>
</file>